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B0231EF114215EB6CB.png" manifest:media-type="image/png"/>
  <manifest:file-entry manifest:full-path="Pictures/10000201000004B0000004B081852C90E84D3466.png" manifest:media-type="image/png"/>
  <manifest:file-entry manifest:full-path="Pictures/10000201000004B0000003848F8D1180609E6BC1.png" manifest:media-type="image/png"/>
  <manifest:file-entry manifest:full-path="Pictures/10000201000004B0000004B009613805E86D2482.png" manifest:media-type="image/png"/>
  <manifest:file-entry manifest:full-path="Pictures/10000201000004B0000004B00CFA36DABE1F19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4cm" svg:height="4cm" svg:x="16.625cm" svg:y="0.491cm">
          <draw:image xlink:href="Pictures/10000201000004B0000004B00CFA36DABE1F19B0.png" xlink:type="simple" xlink:show="embed" xlink:actuate="onLoad" loext:mime-type="image/png">
            <text:p/>
          </draw:image>
        </draw:frame>
        <draw:frame draw:style-name="gr1" draw:text-style-name="P1" draw:layer="layout" svg:width="4cm" svg:height="4cm" svg:x="13.025cm" svg:y="0.491cm">
          <draw:image xlink:href="Pictures/10000201000004B0000004B009613805E86D2482.png" xlink:type="simple" xlink:show="embed" xlink:actuate="onLoad" loext:mime-type="image/png">
            <text:p/>
          </draw:image>
        </draw:frame>
        <draw:frame draw:style-name="gr1" draw:text-style-name="P1" draw:layer="layout" svg:width="4cm" svg:height="4cm" svg:x="9.425cm" svg:y="0.491cm">
          <draw:image xlink:href="Pictures/10000201000004B0000004B081852C90E84D3466.png" xlink:type="simple" xlink:show="embed" xlink:actuate="onLoad" loext:mime-type="image/png">
            <text:p/>
          </draw:image>
        </draw:frame>
        <draw:frame draw:style-name="gr1" draw:text-style-name="P1" draw:layer="layout" svg:width="4cm" svg:height="4cm" svg:x="5.825cm" svg:y="0.5cm">
          <draw:image xlink:href="Pictures/10000201000004B0000004B0231EF114215EB6CB.png" xlink:type="simple" xlink:show="embed" xlink:actuate="onLoad" loext:mime-type="image/png">
            <text:p/>
          </draw:image>
        </draw:frame>
        <draw:frame draw:style-name="gr2" draw:text-style-name="P2" draw:layer="layout" svg:width="5.382cm" svg:height="4.037cm" svg:x="0.1cm" svg:y="0.582cm">
          <draw:image xlink:href="Pictures/10000201000004B0000003848F8D1180609E6BC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6T13:32:46.140531689</meta:creation-date>
    <dc:date>2023-12-12T16:26:41.082369613</dc:date>
    <meta:editing-duration>PT26M2S</meta:editing-duration>
    <meta:editing-cycles>7</meta:editing-cycles>
    <meta:generator>LibreOffice/6.4.7.2$Linux_X86_64 LibreOffice_project/40$Build-2</meta:generator>
    <meta:document-statistic meta:object-count="5"/>
  </office:meta>
</office:document-meta>
</file>